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29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4.253cm"/>
    </style:style>
    <style:style style:name="co4" style:family="table-column">
      <style:table-column-properties fo:break-before="auto" style:column-width="3.309cm"/>
    </style:style>
    <style:style style:name="co5" style:family="table-column">
      <style:table-column-properties fo:break-before="auto" style:column-width="7.908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arlit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arlito"/>
    </style:style>
    <style:style style:name="ce4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Carlito"/>
    </style:style>
    <style:style style:name="ce13" style:family="table-cell" style:parent-style-name="Default">
      <style:table-cell-properties fo:background-color="#ffdbb6" style:text-align-source="fix" style:repeat-content="false" style:vertical-align="middle"/>
      <style:paragraph-properties fo:text-align="center" fo:margin-left="0cm"/>
      <style:text-properties style:font-name="Carlit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Carlito"/>
    </style:style>
    <style:style style:name="ce16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ccccc"/>
      <style:text-properties fo:color="#000000" style:text-outline="false" style:text-line-through-style="none" style:text-line-through-type="none" style:font-name="Carlit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Carlito"/>
    </style:style>
    <style:style style:name="ce22" style:family="table-cell" style:parent-style-name="Default">
      <style:table-cell-properties fo:background-color="#cccccc" style:text-align-source="fix" style:repeat-content="false" style:vertical-align="top"/>
      <style:paragraph-properties fo:text-align="end" fo:margin-left="0cm"/>
      <style:text-properties style:font-name="Carlito"/>
    </style:style>
    <style:style style:name="ce23" style:family="table-cell" style:parent-style-name="Default">
      <style:table-cell-properties fo:background-color="#ec9ba4" style:text-align-source="fix" style:repeat-content="false" style:vertical-align="top"/>
      <style:paragraph-properties fo:text-align="end" fo:margin-left="0cm"/>
      <style:text-properties style:font-name="Carlito"/>
    </style:style>
    <style:style style:name="ce20" style:family="table-cell" style:parent-style-name="Default">
      <style:table-cell-properties fo:background-color="#ff8000" style:text-align-source="fix" style:repeat-content="false" style:vertical-align="top"/>
      <style:paragraph-properties fo:text-align="start" fo:margin-left="0cm"/>
      <style:text-properties style:font-name="Carlito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9"/>
        <table:table-column table:style-name="co7" table:number-columns-repeated="16378" table:default-cell-style-name="ce2"/>
        <table:table-row table:style-name="ro1">
          <table:table-cell/>
          <table:table-cell table:style-name="ce13" office:value-type="string" calcext:value-type="string">
            <text:p>STD</text:p>
          </table:table-cell>
          <table:table-cell table:style-name="ce13" office:value-type="string" calcext:value-type="string">
            <text:p>ROW</text:p>
          </table:table-cell>
          <table:table-cell table:style-name="ce13" office:value-type="string" calcext:value-type="string">
            <text:p>YAT</text:p>
          </table:table-cell>
          <table:table-cell/>
          <table:table-cell table:style-name="ce13" office:value-type="string" calcext:value-type="string">
            <text:p>EXP1_B</text:p>
          </table:table-cell>
          <table:table-cell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4">
            <text:p>Concatenation of Features (no mfcc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 <text:s/>(176x11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error (no Mfccs) </text:p>
          </table:table-cell>
          <table:table-cell office:value-type="float" office:value="0.2698" calcext:value-type="float">
            <text:p>0.2698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SPECTRAL features (176x5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 features error</text:p>
          </table:table-cell>
          <table:table-cell office:value-type="float" office:value="0.2698" calcext:value-type="float">
            <text:p>0.2698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TONALESS features (176x3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TONALESS features error</text:p>
          </table:table-cell>
          <table:table-cell office:value-type="float" office:value="0.2968" calcext:value-type="float">
            <text:p>0.2968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NO</text:p>
          </table:table-cell>
          <table:table-cell table:style-name="ce14" office:value-type="string" calcext:value-type="string">
            <text:p>TIME features (176x3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TIME features error</text:p>
          </table:table-cell>
          <table:table-cell office:value-type="float" office:value="0.2374" calcext:value-type="float">
            <text:p>0.2374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4">
            <text:p>Concatenation of averaged Features (no mfccs)</text:p>
          </table:table-cell>
          <table:table-cell office:value-type="string" calcext:value-type="string">
            <text:p>NO</text:p>
          </table:table-cell>
          <table:table-cell table:style-name="ce15" office:value-type="string" calcext:value-type="string">
            <text:p>ALL <text:s/>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mean features error (no Mfccs) </text:p>
          </table:table-cell>
          <table:table-cell office:value-type="float" office:value="0.2374" calcext:value-type="float">
            <text:p>0.2374</text:p>
          </table:table-cell>
          <table:table-cell table:style-name="ce20" office:value-type="string" calcext:value-type="string">
            <text:p><text:span text:style-name="T1">0.2698</text:span>????</text:p>
          </table:table-cell>
          <table:table-cell table:number-columns-repeated="16377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SPECTRAL features (5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mean SPECTRAL features error</text:p>
          </table:table-cell>
          <table:table-cell office:value-type="float" office:value="0.2374" calcext:value-type="float">
            <text:p>0.2374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TONALESS features (3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mean TONALESS features error</text:p>
          </table:table-cell>
          <table:table-cell office:value-type="float" office:value="0.3165" calcext:value-type="float">
            <text:p>0.3165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NO</text:p>
          </table:table-cell>
          <table:table-cell table:style-name="ce16" office:value-type="string" calcext:value-type="string">
            <text:p>TIME features (3)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mean TIME features error</text:p>
          </table:table-cell>
          <table:table-cell office:value-type="float" office:value="0.2122" calcext:value-type="float">
            <text:p>0.212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11">
            <text:p>Only one feature</text:p>
          </table: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Centroid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Centroid </text:p>
          </table:table-cell>
          <table:table-cell office:value-type="float" office:value="0.3561" calcext:value-type="float">
            <text:p>0.3561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CrestFactor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CrestFactor </text:p>
          </table:table-cell>
          <table:table-cell office:value-type="float" office:value="0.6187" calcext:value-type="float">
            <text:p>0.6187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Decrease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Decrease </text:p>
          </table:table-cell>
          <table:table-cell office:value-type="float" office:value="0.4442" calcext:value-type="float">
            <text:p>0.4442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Flatness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Flatness </text:p>
          </table:table-cell>
          <table:table-cell office:value-type="float" office:value="0.3183" calcext:value-type="float">
            <text:p>0.3183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Flux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Flux </text:p>
          </table:table-cell>
          <table:table-cell office:value-type="float" office:value="0.5594" calcext:value-type="float">
            <text:p>0.5594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Rolloff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Rolloff </text:p>
          </table:table-cell>
          <table:table-cell office:value-type="float" office:value="0.3273" calcext:value-type="float">
            <text:p>0.3273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Spread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Spread </text:p>
          </table:table-cell>
          <table:table-cell office:value-type="float" office:value="0.4568" calcext:value-type="float">
            <text:p>0.4568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SpectralTonalPowerRatio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SpectralTonalPowerRatio </text:p>
          </table:table-cell>
          <table:table-cell office:value-type="float" office:value="0.5773" calcext:value-type="float">
            <text:p>0.5773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meZeroCrossingRate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TimeZeroCrossingRate </text:p>
          </table:table-cell>
          <table:table-cell office:value-type="float" office:value="0.4047" calcext:value-type="float">
            <text:p>0.4047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meAcfCoeff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TimeAcfCoeff </text:p>
          </table:table-cell>
          <table:table-cell office:value-type="float" office:value="0.5576" calcext:value-type="float">
            <text:p>0.5576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NO</text:p>
          </table:table-cell>
          <table:table-cell table:style-name="ce17" office:value-type="string" calcext:value-type="string">
            <text:p>TimeMaxAcf</text:p>
          </table:table-cell>
          <table:table-cell office:value-type="string" calcext:value-type="string">
            <text:p>YAT</text:p>
          </table:table-cell>
          <table:table-cell office:value-type="string" calcext:value-type="string">
            <text:p>Leave One Out TimeMaxAcf </text:p>
          </table:table-cell>
          <table:table-cell office:value-type="float" office:value="0.6475" calcext:value-type="float">
            <text:p>0.6475</text:p>
          </table:table-cell>
          <table:table-cell table:number-columns-repeated="16378"/>
        </table:table-row>
        <table:table-row table:style-name="ro3">
          <table:table-cell table:style-name="ce4" table:number-columns-repeated="2"/>
          <table:table-cell table:style-name="ce12"/>
          <table:table-cell table:style-name="ce4" table:number-columns-repeated="2"/>
          <table:table-cell table:style-name="ce22"/>
          <table:table-cell table:style-name="ce4" table:number-columns-repeated="16378"/>
        </table:table-row>
        <table:table-row table:style-name="ro2">
          <table:table-cell table:style-name="ce3" office:value-type="string" calcext:value-type="string" table:number-columns-spanned="1" table:number-rows-spanned="4">
            <text:p>Concatenation of Features (no mfccs)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L <text:s/>(176x11)</text:p>
          </table:table-cell>
          <table:table-cell/>
          <table:table-cell office:value-type="string" calcext:value-type="string">
            <text:p>Leave One Out error (no Mfccs) </text:p>
          </table:table-cell>
          <table:table-cell office:value-type="float" office:value="0.0827" calcext:value-type="float">
            <text:p>0.0827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14" office:value-type="string" calcext:value-type="string">
            <text:p>SPECTRAL features (176x5)</text:p>
          </table:table-cell>
          <table:table-cell/>
          <table:table-cell office:value-type="string" calcext:value-type="string">
            <text:p>Leave One Out SPECTRAL features error</text:p>
          </table:table-cell>
          <table:table-cell office:value-type="float" office:value="0.1978" calcext:value-type="float">
            <text:p>0.1978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14" office:value-type="string" calcext:value-type="string">
            <text:p>TONALESS features (176x3)</text:p>
          </table:table-cell>
          <table:table-cell/>
          <table:table-cell office:value-type="string" calcext:value-type="string">
            <text:p>Leave One Out TONALESS features error</text:p>
          </table:table-cell>
          <table:table-cell office:value-type="float" office:value="0.2806" calcext:value-type="float">
            <text:p>0.2806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Features (no mfccs)</text:p>
          </table:covered-table-cell>
          <table:table-cell office:value-type="string" calcext:value-type="string">
            <text:p>SI</text:p>
          </table:table-cell>
          <table:table-cell table:style-name="ce14" office:value-type="string" calcext:value-type="string">
            <text:p>TIME features (176x3)</text:p>
          </table:table-cell>
          <table:table-cell/>
          <table:table-cell office:value-type="string" calcext:value-type="string">
            <text:p>Leave One Out TIME features error</text:p>
          </table:table-cell>
          <table:table-cell office:value-type="float" office:value="0.2392" calcext:value-type="float">
            <text:p>0.2392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4">
            <text:p>Concatenation of averaged Features (no mfccs)</text:p>
          </table:table-cell>
          <table:table-cell office:value-type="string" calcext:value-type="string">
            <text:p>SI</text:p>
          </table:table-cell>
          <table:table-cell table:style-name="ce15" office:value-type="string" calcext:value-type="string">
            <text:p>ALL <text:s/></text:p>
          </table:table-cell>
          <table:table-cell/>
          <table:table-cell office:value-type="string" calcext:value-type="string">
            <text:p>Leave One Out mean features error (no Mfccs) </text:p>
          </table:table-cell>
          <table:table-cell table:style-name="ce23" office:value-type="float" office:value="0.0683" calcext:value-type="float">
            <text:p>0.0683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6" office:value-type="string" calcext:value-type="string">
            <text:p>SPECTRAL features (5)</text:p>
          </table:table-cell>
          <table:table-cell/>
          <table:table-cell office:value-type="string" calcext:value-type="string">
            <text:p>Leave One Out mean SPECTRAL features error</text:p>
          </table:table-cell>
          <table:table-cell office:value-type="float" office:value="0.1727" calcext:value-type="float">
            <text:p>0.1727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6" office:value-type="string" calcext:value-type="string">
            <text:p>TONALESS features (3)</text:p>
          </table:table-cell>
          <table:table-cell/>
          <table:table-cell office:value-type="string" calcext:value-type="string">
            <text:p>Leave One Out mean TONALESS features error</text:p>
          </table:table-cell>
          <table:table-cell office:value-type="float" office:value="0.2104" calcext:value-type="float">
            <text:p>0.2104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Concatenation of averaged Features (no mfccs)</text:p>
          </table:covered-table-cell>
          <table:table-cell office:value-type="string" calcext:value-type="string">
            <text:p>SI</text:p>
          </table:table-cell>
          <table:table-cell table:style-name="ce16" office:value-type="string" calcext:value-type="string">
            <text:p>TIME features (3)</text:p>
          </table:table-cell>
          <table:table-cell/>
          <table:table-cell office:value-type="string" calcext:value-type="string">
            <text:p>Leave One Out mean TIME features error</text:p>
          </table:table-cell>
          <table:table-cell office:value-type="float" office:value="0.1996" calcext:value-type="float">
            <text:p>0.1996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 table:number-columns-spanned="1" table:number-rows-spanned="11">
            <text:p>Only one feature</text:p>
          </table: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Centroid</text:p>
          </table:table-cell>
          <table:table-cell/>
          <table:table-cell office:value-type="string" calcext:value-type="string">
            <text:p>Leave One Out SpectralCentroid </text:p>
          </table:table-cell>
          <table:table-cell office:value-type="float" office:value="0.3561" calcext:value-type="float">
            <text:p>0.3561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CrestFactor</text:p>
          </table:table-cell>
          <table:table-cell/>
          <table:table-cell office:value-type="string" calcext:value-type="string">
            <text:p>Leave One Out SpectralCrestFactor </text:p>
          </table:table-cell>
          <table:table-cell office:value-type="float" office:value="0.6277" calcext:value-type="float">
            <text:p>0.6277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Decrease</text:p>
          </table:table-cell>
          <table:table-cell/>
          <table:table-cell office:value-type="string" calcext:value-type="string">
            <text:p>Leave One Out SpectralDecrease </text:p>
          </table:table-cell>
          <table:table-cell office:value-type="float" office:value="0.4946" calcext:value-type="float">
            <text:p>0.4946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Flatness</text:p>
          </table:table-cell>
          <table:table-cell/>
          <table:table-cell office:value-type="string" calcext:value-type="string">
            <text:p>Leave One Out SpectralFlatness </text:p>
          </table:table-cell>
          <table:table-cell office:value-type="float" office:value="0.3183" calcext:value-type="float">
            <text:p>0.3183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Flux</text:p>
          </table:table-cell>
          <table:table-cell/>
          <table:table-cell office:value-type="string" calcext:value-type="string">
            <text:p>Leave One Out SpectralFlux </text:p>
          </table:table-cell>
          <table:table-cell office:value-type="float" office:value="0.5576" calcext:value-type="float">
            <text:p>0.5576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Rolloff</text:p>
          </table:table-cell>
          <table:table-cell/>
          <table:table-cell office:value-type="string" calcext:value-type="string">
            <text:p>Leave One Out SpectralRolloff </text:p>
          </table:table-cell>
          <table:table-cell office:value-type="float" office:value="0.3219" calcext:value-type="float">
            <text:p>0.3219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Spread</text:p>
          </table:table-cell>
          <table:table-cell/>
          <table:table-cell office:value-type="string" calcext:value-type="string">
            <text:p>Leave One Out SpectralSpread </text:p>
          </table:table-cell>
          <table:table-cell office:value-type="float" office:value="0.4514" calcext:value-type="float">
            <text:p>0.4514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SpectralTonalPowerRatio</text:p>
          </table:table-cell>
          <table:table-cell/>
          <table:table-cell office:value-type="string" calcext:value-type="string">
            <text:p>Leave One Out SpectralTonalPowerRatio </text:p>
          </table:table-cell>
          <table:table-cell office:value-type="float" office:value="0.5719" calcext:value-type="float">
            <text:p>0.5719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TimeZeroCrossingRate</text:p>
          </table:table-cell>
          <table:table-cell/>
          <table:table-cell office:value-type="string" calcext:value-type="string">
            <text:p>Leave One Out TimeZeroCrossingRate </text:p>
          </table:table-cell>
          <table:table-cell office:value-type="float" office:value="0.3975" calcext:value-type="float">
            <text:p>0.3975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TimeAcfCoeff</text:p>
          </table:table-cell>
          <table:table-cell/>
          <table:table-cell office:value-type="string" calcext:value-type="string">
            <text:p>Leave One Out TimeAcfCoeff </text:p>
          </table:table-cell>
          <table:table-cell office:value-type="float" office:value="0.5629" calcext:value-type="float">
            <text:p>0.5629</text:p>
          </table:table-cell>
          <table:table-cell table:number-columns-repeated="16378"/>
        </table:table-row>
        <table:table-row table:style-name="ro2">
          <table:covered-table-cell office:value-type="string" calcext:value-type="string">
            <text:p>Only one feature</text:p>
          </table:covered-table-cell>
          <table:table-cell office:value-type="string" calcext:value-type="string">
            <text:p>SI</text:p>
          </table:table-cell>
          <table:table-cell table:style-name="ce17" office:value-type="string" calcext:value-type="string">
            <text:p>TimeMaxAcf</text:p>
          </table:table-cell>
          <table:table-cell/>
          <table:table-cell office:value-type="string" calcext:value-type="string">
            <text:p>Leave One Out TimeMaxAcf </text:p>
          </table:table-cell>
          <table:table-cell office:value-type="float" office:value="0.6439" calcext:value-type="float">
            <text:p>0.6439</text:p>
          </table:table-cell>
          <table:table-cell table:number-columns-repeated="16378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Consolas" svg:font-family="Consolas, Courier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5:58:15.5159360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2:42:45.342510298</meta:creation-date>
    <meta:editing-duration>PT3H25M33S</meta:editing-duration>
    <meta:editing-cycles>13</meta:editing-cycles>
    <meta:generator>LibreOffice/24.2.3.2$Linux_X86_64 LibreOffice_project/420$Build-2</meta:generator>
    <dc:date>2024-05-24T16:10:43.989571974</dc:date>
    <meta:document-statistic meta:table-count="1" meta:cell-count="214" meta:object-count="0"/>
  </office:meta>
</office:document-meta>
</file>